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fr1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rmulas</text:h>
      <text:p text:style-name="Text_20_body">In this example we want to introduce how to use formulas within the text.</text:p>
      <text:h text:style-name="Heading_20_2" text:outline-level="2">Inline formula</text:h>
      <text:p text:style-name="Text_20_body">Inline formulas are created using the formula editor of OpenOffice: <draw:frame draw:style-name="fr2" draw:name="Oggetto1" text:anchor-type="as-char" svg:width="1.857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.</text:p>
      <text:h text:style-name="Heading_20_2" text:outline-level="2">Formula box</text:h>
      <text:p text:style-name="Text_20_body">Formula boxes are created by simply including them in a new paragraph with a caption and without any other textual element in it, as follows.</text:p>
      <text:p text:style-name="P1"><draw:frame draw:style-name="fr1" draw:name="Cornice1" text:anchor-type="as-char" svg:width="1.857cm" draw:z-index="1"><draw:text-box fo:min-height="0.467cm"><text:p text:style-name="Illustration"><draw:frame draw:style-name="fr3" draw:name="Oggetto2" text:anchor-type="paragraph" svg:x="0.004cm" svg:y="0.002cm" svg:width="1.857cm" style:rel-width="100%" svg:height="0.467cm" style:rel-height="scale" draw:z-index="2"><draw:object xlink:href="./Object 2" xlink:type="simple" xlink:show="embed" xlink:actuate="onLoad"/><draw:image xlink:href="./ObjectReplacements/Object 2" xlink:type="simple" xlink:show="embed" xlink:actuate="onLoad"/><svg:desc>formula</svg:desc></draw:frame>Illustrazione <text:sequence text:ref-name="refIllustration0" text:name="Illustration" text:formula="ooow:Illustration+1" style:num-format="1">1</text:sequenc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5-06-21T19:34:20</meta:creation-date>
    <dc:date>2015-06-29T11:01:26</dc:date>
    <dc:creator>Silvio Peroni</dc:creator>
    <meta:editing-duration>PT6H26M33S</meta:editing-duration>
    <meta:editing-cycles>18</meta:editing-cycles>
    <meta:generator>OpenOffice/4.0.1$Unix OpenOffice.org_project/401m5$Build-9714</meta:generator>
    <meta:document-statistic meta:table-count="0" meta:image-count="0" meta:object-count="2" meta:page-count="1" meta:paragraph-count="8" meta:word-count="57" meta:character-count="333"/>
  </office:meta>
</office:document-meta>
</file>

<file path=Object 1/content.xml><?xml version="1.0" encoding="utf-8"?>
<math xmlns="http://www.w3.org/1998/Math/MathML">
  <semantics>
    <mrow>
      <mrow>
        <mrow>
          <mi>a</mi>
          <mo stretchy="false">−</mo>
          <mi>b</mi>
        </mrow>
        <mo stretchy="false">=</mo>
        <mrow>
          <mo stretchy="false">¬</mo>
          <mi>c</mi>
        </mrow>
      </mrow>
    </mrow>
    <annotation encoding="StarMath 5.0">a - b = neg c </annotation>
  </semantics>
</math>
</file>

<file path=Object 2/content.xml><?xml version="1.0" encoding="utf-8"?>
<math xmlns="http://www.w3.org/1998/Math/MathML">
  <semantics>
    <mrow>
      <mrow>
        <mrow>
          <mi>a</mi>
          <mo stretchy="false">−</mo>
          <mi>b</mi>
        </mrow>
        <mo stretchy="false">=</mo>
        <mrow>
          <mo stretchy="false">¬</mo>
          <mi>c</mi>
        </mrow>
      </mrow>
    </mrow>
    <annotation encoding="StarMath 5.0">a - b = neg c </annotation>
  </semantics>
</math>
</file>